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0.05cm" fo:min-width="9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fill-color="#007826" draw:textarea-horizontal-align="justify" draw:textarea-vertical-align="middle" draw:auto-grow-height="false" fo:min-height="1.05cm" fo:min-width="8.6cm"/>
    </style:style>
    <style:style style:name="gr4" style:family="graphic" style:parent-style-name="standard">
      <style:graphic-properties draw:fill-color="#330099" draw:textarea-horizontal-align="justify" draw:textarea-vertical-align="middle" draw:auto-grow-height="false" fo:min-height="0.65cm" fo:min-width="2.5cm"/>
    </style:style>
    <style:style style:name="gr5" style:family="graphic" style:parent-style-name="standard">
      <style:graphic-properties draw:fill-color="#cc0000" draw:textarea-horizontal-align="justify" draw:textarea-vertical-align="middle" draw:auto-grow-height="false" fo:min-height="0.65cm" fo:min-width="2.5cm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6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85cm" fo:min-width="2.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cc9900" draw:textarea-horizontal-align="justify" draw:textarea-vertical-align="middle" draw:auto-grow-height="false" fo:min-height="0.85cm" fo:min-width="5.1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fill-color="#cc9900" draw:textarea-horizontal-align="justify" draw:textarea-vertical-align="middle" draw:auto-grow-height="false" fo:min-height="0.85cm" fo:min-width="4.4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85cm" fo:min-width="4.1cm"/>
    </style:style>
    <style:style style:name="gr13" style:family="graphic" style:parent-style-name="standard">
      <style:graphic-properties draw:fill-color="#330099" draw:textarea-horizontal-align="justify" draw:textarea-vertical-align="middle" draw:auto-grow-height="false" fo:min-height="1.05cm" fo:min-width="8.8cm"/>
    </style:style>
    <style:style style:name="gr14" style:family="graphic" style:parent-style-name="standard">
      <style:graphic-properties draw:fill-color="#007826" draw:textarea-horizontal-align="justify" draw:textarea-vertical-align="middle" draw:auto-grow-height="false" fo:min-height="0.75cm" fo:min-width="2cm"/>
    </style:style>
    <style:style style:name="gr15" style:family="graphic" style:parent-style-name="standard">
      <style:graphic-properties draw:fill-color="#cc0000" draw:textarea-horizontal-align="justify" draw:textarea-vertical-align="middle" draw:auto-grow-height="false" fo:min-height="1.05cm" fo:min-width="8.8cm"/>
    </style:style>
    <style:style style:name="gr16" style:family="graphic" style:parent-style-name="standard">
      <style:graphic-properties draw:fill-color="#007826" draw:textarea-horizontal-align="justify" draw:textarea-vertical-align="middle" draw:auto-grow-height="false" fo:min-height="0.65cm" fo:min-width="2cm"/>
    </style:style>
    <style:style style:name="gr17" style:family="graphic" style:parent-style-name="standard">
      <style:graphic-properties draw:textarea-horizontal-align="justify" draw:textarea-vertical-align="middle" draw:auto-grow-height="false" fo:min-height="5.25cm" fo:min-width="12.3cm"/>
    </style:style>
    <style:style style:name="gr18" style:family="graphic" style:parent-style-name="standard">
      <style:graphic-properties draw:fill-color="#cc9900" draw:textarea-horizontal-align="justify" draw:textarea-vertical-align="middle" draw:auto-grow-height="false" fo:min-height="0.85cm" fo:min-width="6.5cm"/>
    </style:style>
    <style:style style:name="gr19" style:family="graphic" style:parent-style-name="standard">
      <style:graphic-properties draw:fill-color="#cc9900" draw:textarea-horizontal-align="justify" draw:textarea-vertical-align="middle" draw:auto-grow-height="false" fo:min-height="0.85cm" fo:min-width="8.7cm"/>
    </style:style>
    <style:style style:name="gr20" style:family="graphic" style:parent-style-name="standard">
      <style:graphic-properties draw:textarea-horizontal-align="justify" draw:textarea-vertical-align="middle" draw:auto-grow-height="false" fo:min-height="1.25cm" fo:min-width="3.1cm"/>
    </style:style>
    <style:style style:name="gr21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007826"/>
      <style:paragraph-properties fo:text-align="start"/>
    </style:style>
    <style:style style:name="P5" style:family="paragraph">
      <loext:graphic-properties draw:fill-color="#330099"/>
      <style:paragraph-properties fo:text-align="start"/>
    </style:style>
    <style:style style:name="P6" style:family="paragraph">
      <loext:graphic-properties draw:fill-color="#cc0000"/>
      <style:paragraph-properties fo:text-align="start"/>
    </style:style>
    <style:style style:name="P7" style:family="paragraph">
      <style:paragraph-properties fo:text-align="center"/>
      <style:text-properties fo:color="#ff3300"/>
    </style:style>
    <style:style style:name="P8" style:family="paragraph">
      <loext:graphic-properties draw:fill-color="#ffffff"/>
      <style:paragraph-properties fo:text-align="center"/>
      <style:text-properties fo:color="#ff3300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cc9900"/>
      <style:paragraph-properties fo:text-align="center"/>
    </style:style>
    <style:style style:name="T1" style:family="text">
      <style:text-properties fo:color="#ff33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cm" svg:height="20.3cm" svg:x="19.5cm" svg:y="8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cm" svg:height="1.1cm" svg:x="20cm" svg:y="8.7cm">
          <draw:text-box>
            <text:p>html</text:p>
          </draw:text-box>
        </draw:frame>
        <draw:custom-shape draw:style-name="gr3" draw:text-style-name="P4" xml:id="id32" draw:id="id32" draw:layer="layout" svg:width="9.1cm" svg:height="1.3cm" svg:x="19.7cm" svg:y="10.2cm">
          <text:p text:style-name="P3">python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3cm" svg:height="0.9cm" svg:x="22.4cm" svg:y="10.4cm">
          <text:p text:style-name="P3">php</text:p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3cm" svg:height="0.9cm" svg:x="25.7cm" svg:y="10.4cm">
          <text:p text:style-name="P3">rb</text:p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6.6cm" svg:height="1.5cm" svg:x="25.2cm" svg:y="3.5cm">
          <text:p text:style-name="P1">Script externo</text:p>
          <draw:enhanced-geometry svg:viewBox="0 0 21600 21600" draw:type="rectangle" draw:enhanced-path="M 0 0 L 21600 0 21600 21600 0 21600 0 0 Z N"/>
        </draw:custom-shape>
        <draw:custom-shape draw:style-name="gr7" draw:text-style-name="P8" xml:id="id2" draw:id="id2" draw:layer="layout" svg:width="3.2cm" svg:height="1.1cm" svg:x="23.8cm" svg:y="6.6cm">
          <text:p text:style-name="P7"><text:span text:style-name="T1">solicitar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23.9cm" svg:y1="10.4cm" svg:x2="25.4cm" svg:y2="7.7cm" draw:start-shape="id1" draw:start-glue-point="0" draw:end-shape="id2" draw:end-glue-point="2" svg:d="M23900 10400v-1350h1500v-1350" svg:viewBox="0 0 1501 2701">
          <text:p/>
        </draw:connector>
        <draw:connector draw:style-name="gr8" draw:text-style-name="P9" draw:layer="layout" svg:x1="25.4cm" svg:y1="6.6cm" svg:x2="28.5cm" svg:y2="5cm" draw:start-shape="id2" draw:start-glue-point="0" draw:end-shape="id3" draw:end-glue-point="2" svg:d="M25400 6600v-800h3100v-800" svg:viewBox="0 0 3101 1601">
          <text:p/>
        </draw:connector>
        <draw:custom-shape draw:style-name="gr7" draw:text-style-name="P8" xml:id="id5" draw:id="id5" draw:layer="layout" svg:width="3.2cm" svg:height="1.1cm" svg:x="28.6cm" svg:y="6.7cm">
          <text:p text:style-name="P7"><text:span text:style-name="T1">responder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27.2cm" svg:y1="10.4cm" svg:x2="25.4cm" svg:y2="7.7cm" draw:start-shape="id4" draw:start-glue-point="0" draw:end-shape="id2" draw:end-glue-point="2" svg:d="M27200 10400v-1350h-1800v-1350" svg:viewBox="0 0 1801 2701">
          <text:p/>
        </draw:connector>
        <draw:connector draw:style-name="gr8" draw:text-style-name="P9" draw:layer="layout" svg:x1="31.8cm" svg:y1="4.25cm" svg:x2="30.2cm" svg:y2="6.7cm" draw:start-shape="id3" draw:start-glue-point="1" draw:end-shape="id5" draw:end-glue-point="0" svg:d="M31800 4250h501v1600h-2101v850" svg:viewBox="0 0 2102 2451">
          <text:p/>
        </draw:connector>
        <draw:custom-shape draw:style-name="gr9" draw:text-style-name="P10" xml:id="id6" draw:id="id6" draw:layer="layout" svg:width="5.6cm" svg:height="1.1cm" svg:x="32.9cm" svg:y="7.2cm">
          <text:p text:style-name="P1">Str,int,float,list,json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31.8cm" svg:y1="7.25cm" svg:x2="32.9cm" svg:y2="7.75cm" draw:start-shape="id5" draw:start-glue-point="1" draw:end-shape="id6" draw:end-glue-point="3" svg:d="M31800 7250h550v500h550" svg:viewBox="0 0 1101 501">
          <text:p/>
        </draw:connector>
        <draw:connector draw:style-name="gr8" draw:text-style-name="P9" draw:layer="layout" svg:x1="30.2cm" svg:y1="7.8cm" svg:x2="30.1cm" svg:y2="13.3cm" draw:start-shape="id5" draw:start-glue-point="2" draw:end-shape="id7" svg:d="M30200 7800v2750h-100v2750" svg:viewBox="0 0 101 5501">
          <text:p/>
        </draw:connector>
        <draw:connector draw:style-name="gr8" draw:text-style-name="P9" draw:layer="layout" svg:x1="30.2cm" svg:y1="7.8cm" svg:x2="30.1cm" svg:y2="13.3cm" draw:start-shape="id5" draw:start-glue-point="2" draw:end-shape="id7" draw:end-glue-point="0" svg:d="M30200 7800v2750h-100v2750" svg:viewBox="0 0 101 5501">
          <text:p/>
        </draw:connector>
        <draw:custom-shape draw:style-name="gr11" draw:text-style-name="P10" xml:id="id9" draw:id="id9" draw:layer="layout" svg:width="4.9cm" svg:height="1.1cm" svg:x="19.3cm" svg:y="3.7cm">
          <text:p text:style-name="P1">Token de envio</text:p>
          <draw:enhanced-geometry svg:viewBox="0 0 21600 21600" draw:type="rectangle" draw:enhanced-path="M 0 0 L 21600 0 21600 21600 0 21600 0 0 Z N"/>
        </draw:custom-shape>
        <draw:custom-shape draw:style-name="gr11" draw:text-style-name="P10" xml:id="id8" draw:id="id8" draw:layer="layout" svg:width="4.9cm" svg:height="1.1cm" svg:x="31.6cm" svg:y="10.3cm">
          <text:p text:style-name="P1">Token de envio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30.2cm" svg:y1="7.8cm" svg:x2="34.05cm" svg:y2="10.3cm" draw:start-shape="id5" draw:start-glue-point="2" draw:end-shape="id8" svg:d="M30200 7800v1250h3850v1250" svg:viewBox="0 0 3851 2501">
          <text:p/>
        </draw:connector>
        <draw:custom-shape draw:style-name="gr12" draw:text-style-name="P8" xml:id="id7" draw:id="id7" draw:layer="layout" svg:width="4.6cm" svg:height="1.1cm" svg:x="27.8cm" svg:y="13.3cm">
          <text:p text:style-name="P7"><text:span text:style-name="T1">Validar token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27.8cm" svg:y1="13.85cm" svg:x2="27.2cm" svg:y2="11.3cm" draw:start-shape="id7" draw:start-glue-point="3" draw:end-shape="id4" draw:end-glue-point="2" svg:d="M27800 13850h-600v-2550" svg:viewBox="0 0 601 2551">
          <text:p/>
        </draw:connector>
        <draw:connector draw:style-name="gr8" draw:text-style-name="P9" draw:layer="layout" svg:x1="27.8cm" svg:y1="13.85cm" svg:x2="23.9cm" svg:y2="11.3cm" draw:start-shape="id7" draw:start-glue-point="3" draw:end-shape="id1" draw:end-glue-point="2" svg:d="M27800 13850h-3900v-2550" svg:viewBox="0 0 3901 2551">
          <text:p/>
        </draw:connector>
        <draw:connector draw:style-name="gr10" draw:text-style-name="P1" draw:layer="layout" svg:x1="23.8cm" svg:y1="7.15cm" svg:x2="21.75cm" svg:y2="4.8cm" draw:start-shape="id2" draw:start-glue-point="3" draw:end-shape="id9" svg:d="M23800 7150h-2050v-2350" svg:viewBox="0 0 2051 2351">
          <text:p/>
        </draw:connector>
        <draw:custom-shape draw:style-name="gr13" draw:text-style-name="P5" xml:id="id30" draw:id="id30" draw:layer="layout" svg:width="9.3cm" svg:height="1.3cm" svg:x="19.6cm" svg:y="15.8cm">
          <text:p text:style-name="P3">php</text:p>
          <draw:enhanced-geometry svg:viewBox="0 0 21600 21600" draw:type="rectangle" draw:enhanced-path="M 0 0 L 21600 0 21600 21600 0 21600 0 0 Z N"/>
        </draw:custom-shape>
        <draw:custom-shape draw:style-name="gr14" draw:text-style-name="P4" xml:id="id18" draw:id="id18" draw:layer="layout" svg:width="2.5cm" svg:height="1cm" svg:x="22.3cm" svg:y="15.9cm">
          <text:p text:style-name="P3">python</text:p>
          <draw:enhanced-geometry svg:viewBox="0 0 21600 21600" draw:type="rectangle" draw:enhanced-path="M 0 0 L 21600 0 21600 21600 0 21600 0 0 Z N"/>
        </draw:custom-shape>
        <draw:custom-shape draw:style-name="gr5" draw:text-style-name="P6" xml:id="id17" draw:id="id17" draw:layer="layout" svg:width="3cm" svg:height="0.9cm" svg:x="25.5cm" svg:y="16cm">
          <text:p text:style-name="P3">rb</text:p>
          <draw:enhanced-geometry svg:viewBox="0 0 21600 21600" draw:type="rectangle" draw:enhanced-path="M 0 0 L 21600 0 21600 21600 0 21600 0 0 Z N"/>
        </draw:custom-shape>
        <draw:custom-shape draw:style-name="gr15" draw:text-style-name="P6" xml:id="id28" draw:id="id28" draw:layer="layout" svg:width="9.3cm" svg:height="1.3cm" svg:x="19.6cm" svg:y="26.9cm">
          <text:p text:style-name="P3">rb</text:p>
          <draw:enhanced-geometry svg:viewBox="0 0 21600 21600" draw:type="rectangle" draw:enhanced-path="M 0 0 L 21600 0 21600 21600 0 21600 0 0 Z N"/>
        </draw:custom-shape>
        <draw:custom-shape draw:style-name="gr4" draw:text-style-name="P5" xml:id="id27" draw:id="id27" draw:layer="layout" svg:width="3cm" svg:height="0.9cm" svg:x="22cm" svg:y="27.1cm">
          <text:p text:style-name="P3">php</text:p>
          <draw:enhanced-geometry svg:viewBox="0 0 21600 21600" draw:type="rectangle" draw:enhanced-path="M 0 0 L 21600 0 21600 21600 0 21600 0 0 Z N"/>
        </draw:custom-shape>
        <draw:custom-shape draw:style-name="gr16" draw:text-style-name="P4" xml:id="id26" draw:id="id26" draw:layer="layout" svg:width="2.5cm" svg:height="0.9cm" svg:x="25.8cm" svg:y="27.1cm">
          <text:p text:style-name="P3">python</text:p>
          <draw:enhanced-geometry svg:viewBox="0 0 21600 21600" draw:type="rectangle" draw:enhanced-path="M 0 0 L 21600 0 21600 21600 0 21600 0 0 Z N"/>
        </draw:custom-shape>
        <draw:custom-shape draw:style-name="gr7" draw:text-style-name="P8" xml:id="id11" draw:id="id11" draw:layer="layout" svg:width="3.2cm" svg:height="1.1cm" svg:x="49.6cm" svg:y="17.95cm">
          <text:p text:style-name="P7"><text:span text:style-name="T1">responder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55.5cm" svg:y1="8.95cm" svg:x2="51.2cm" svg:y2="17.95cm" draw:start-shape="id10" draw:start-glue-point="1" draw:end-shape="id11" draw:end-glue-point="0" svg:d="M55500 8950h501v5875h-4801v3125" svg:viewBox="0 0 4802 9001">
          <text:p/>
        </draw:connector>
        <draw:custom-shape draw:style-name="gr9" draw:text-style-name="P10" xml:id="id12" draw:id="id12" draw:layer="layout" svg:width="5.6cm" svg:height="1.1cm" svg:x="53.4cm" svg:y="18.45cm">
          <text:p text:style-name="P1">Str,int,float,list,json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52.8cm" svg:y1="18.5cm" svg:x2="53.4cm" svg:y2="19cm" draw:start-shape="id11" draw:start-glue-point="1" draw:end-shape="id12" draw:end-glue-point="3" svg:d="M52800 18500h300v500h300" svg:viewBox="0 0 601 501">
          <text:p/>
        </draw:connector>
        <draw:connector draw:style-name="gr8" draw:text-style-name="P9" draw:layer="layout" svg:x1="51.2cm" svg:y1="19.05cm" svg:x2="50.6cm" svg:y2="24.25cm" draw:start-shape="id11" draw:start-glue-point="2" draw:end-shape="id13" svg:d="M51200 19050v2600h-600v2600" svg:viewBox="0 0 601 5201">
          <text:p/>
        </draw:connector>
        <draw:connector draw:style-name="gr8" draw:text-style-name="P9" draw:layer="layout" svg:x1="51.2cm" svg:y1="19.05cm" svg:x2="50.6cm" svg:y2="24.25cm" draw:start-shape="id11" draw:start-glue-point="2" draw:end-shape="id13" draw:end-glue-point="0" svg:d="M51200 19050v2600h-600v2600" svg:viewBox="0 0 601 5201">
          <text:p/>
        </draw:connector>
        <draw:custom-shape draw:style-name="gr11" draw:text-style-name="P10" xml:id="id14" draw:id="id14" draw:layer="layout" svg:width="4.9cm" svg:height="1.1cm" svg:x="52.1cm" svg:y="21.55cm">
          <text:p text:style-name="P1">Token de envio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51.2cm" svg:y1="19.05cm" svg:x2="54.55cm" svg:y2="21.55cm" draw:start-shape="id11" draw:start-glue-point="2" draw:end-shape="id14" svg:d="M51200 19050v1250h3350v1250" svg:viewBox="0 0 3351 2501">
          <text:p/>
        </draw:connector>
        <draw:custom-shape draw:style-name="gr12" draw:text-style-name="P8" xml:id="id13" draw:id="id13" draw:layer="layout" svg:width="4.6cm" svg:height="1.1cm" svg:x="48.3cm" svg:y="24.25cm">
          <text:p text:style-name="P7"><text:span text:style-name="T1">Validar token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5" draw:id="id15" draw:layer="layout" svg:width="3.2cm" svg:height="1.1cm" svg:x="32.2cm" svg:y="18.1cm">
          <text:p text:style-name="P7"><text:span text:style-name="T1">solicita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16" draw:id="id16" draw:layer="layout" svg:width="4.9cm" svg:height="1.1cm" svg:x="34.2cm" svg:y="15.7cm">
          <text:p text:style-name="P1">Token de envio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33.8cm" svg:y1="18.1cm" svg:x2="36.65cm" svg:y2="16.8cm" draw:start-shape="id15" draw:end-shape="id16" svg:d="M33800 18100v-650h2850v-650" svg:viewBox="0 0 2851 1301">
          <text:p/>
        </draw:connector>
        <draw:connector draw:style-name="gr8" draw:text-style-name="P9" draw:layer="layout" svg:x1="48.3cm" svg:y1="24.8cm" svg:x2="27cm" svg:y2="16.9cm" draw:start-shape="id13" draw:start-glue-point="3" draw:end-shape="id17" draw:end-glue-point="2" svg:d="M48300 24800h-21300v-7900" svg:viewBox="0 0 21301 7901">
          <text:p/>
        </draw:connector>
        <draw:connector draw:style-name="gr8" draw:text-style-name="P9" draw:layer="layout" svg:x1="48.3cm" svg:y1="24.8cm" svg:x2="23.55cm" svg:y2="16.9cm" draw:start-shape="id13" draw:start-glue-point="3" draw:end-shape="id18" draw:end-glue-point="2" svg:d="M48300 24800h-24750v-7900" svg:viewBox="0 0 24751 7901">
          <text:p/>
        </draw:connector>
        <draw:connector draw:style-name="gr8" draw:text-style-name="P9" draw:layer="layout" svg:x1="27cm" svg:y1="16cm" svg:x2="32.2cm" svg:y2="18.65cm" draw:start-shape="id17" draw:start-glue-point="0" draw:end-shape="id15" draw:end-glue-point="3" svg:d="M27000 16000v-501h3350v3151h1850" svg:viewBox="0 0 5201 3152">
          <text:p/>
        </draw:connector>
        <draw:connector draw:style-name="gr8" draw:text-style-name="P9" draw:layer="layout" draw:line-skew="0cm 1.9cm" svg:x1="23.55cm" svg:y1="15.9cm" svg:x2="32.2cm" svg:y2="18.65cm" draw:start-shape="id18" draw:start-glue-point="0" draw:end-shape="id15" draw:end-glue-point="3" svg:d="M23550 15900v-501h6850v3251h1800" svg:viewBox="0 0 8651 3252">
          <text:p/>
        </draw:connector>
        <draw:connector draw:style-name="gr8" draw:text-style-name="P9" draw:layer="layout" svg:x1="35.4cm" svg:y1="18.65cm" svg:x2="49.1cm" svg:y2="11.7cm" draw:start-shape="id15" draw:start-glue-point="1" draw:end-shape="id10" draw:end-glue-point="2" svg:d="M35400 18650h13700v-6950" svg:viewBox="0 0 13701 6951">
          <text:p/>
        </draw:connector>
        <draw:custom-shape draw:style-name="gr7" draw:text-style-name="P8" xml:id="id20" draw:id="id20" draw:layer="layout" svg:width="3.2cm" svg:height="1.1cm" svg:x="29.9cm" svg:y="33.9cm">
          <text:p text:style-name="P7"><text:span text:style-name="T1">responder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27.2cm" svg:y1="41.85cm" svg:x2="29.9cm" svg:y2="34.45cm" draw:start-shape="id19" draw:start-glue-point="1" draw:end-shape="id20" svg:d="M27200 41850h1350v-7400h1350" svg:viewBox="0 0 2701 7401">
          <text:p/>
        </draw:connector>
        <draw:custom-shape draw:style-name="gr9" draw:text-style-name="P10" xml:id="id21" draw:id="id21" draw:layer="layout" svg:width="5.6cm" svg:height="1.1cm" svg:x="32.3cm" svg:y="30.8cm">
          <text:p text:style-name="P1">Str,int,float,list,json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33.1cm" svg:y1="34.45cm" svg:x2="32.3cm" svg:y2="31.35cm" draw:start-shape="id20" draw:start-glue-point="1" draw:end-shape="id21" draw:end-glue-point="3" svg:d="M33100 34450h501v-1550h-1802v-1550h501" svg:viewBox="0 0 1803 3101">
          <text:p/>
        </draw:connector>
        <draw:connector draw:style-name="gr8" draw:text-style-name="P9" draw:layer="layout" svg:x1="31.5cm" svg:y1="33.9cm" svg:x2="25.2cm" svg:y2="31.8cm" draw:start-shape="id20" draw:start-glue-point="0" draw:end-shape="id22" svg:d="M31500 33900v-1050h-6300v-1050" svg:viewBox="0 0 6301 2101">
          <text:p/>
        </draw:connector>
        <draw:custom-shape draw:style-name="gr11" draw:text-style-name="P10" xml:id="id23" draw:id="id23" draw:layer="layout" svg:width="4.9cm" svg:height="1.1cm" svg:x="33.4cm" svg:y="34.7cm">
          <text:p text:style-name="P1">Token de envio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31.5cm" svg:y1="35cm" svg:x2="35.85cm" svg:y2="35.8cm" draw:start-shape="id20" draw:start-glue-point="2" draw:end-shape="id23" svg:d="M31500 35000v1301h4350v-501" svg:viewBox="0 0 4351 1302">
          <text:p/>
        </draw:connector>
        <draw:custom-shape draw:style-name="gr12" draw:text-style-name="P8" xml:id="id22" draw:id="id22" draw:layer="layout" svg:width="4.6cm" svg:height="1.1cm" svg:x="22.9cm" svg:y="30.7cm">
          <text:p text:style-name="P7"><text:span text:style-name="T1">Validar token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19" draw:id="id19" draw:layer="layout" svg:width="12.8cm" svg:height="5.5cm" svg:x="14.4cm" svg:y="39.1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8" xml:id="id24" draw:id="id24" draw:layer="layout" svg:width="3.2cm" svg:height="1.1cm" svg:x="16.6cm" svg:y="34cm">
          <text:p text:style-name="P7"><text:span text:style-name="T1">solicita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25" draw:id="id25" draw:layer="layout" svg:width="4.9cm" svg:height="1.1cm" svg:x="15.8cm" svg:y="31.4cm">
          <text:p text:style-name="P1">Token de envio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8.2cm" svg:y1="34cm" svg:x2="18.25cm" svg:y2="32.5cm" draw:start-shape="id24" draw:end-shape="id25" svg:d="M18200 34000v-750h50v-750" svg:viewBox="0 0 51 1501">
          <text:p/>
        </draw:connector>
        <draw:connector draw:style-name="gr8" draw:text-style-name="P9" draw:layer="layout" svg:x1="19.8cm" svg:y1="34.55cm" svg:x2="20.8cm" svg:y2="39.1cm" draw:start-shape="id24" draw:start-glue-point="1" draw:end-shape="id19" draw:end-glue-point="0" svg:d="M19800 34550h1000v4550" svg:viewBox="0 0 1001 4551">
          <text:p/>
        </draw:connector>
        <draw:connector draw:style-name="gr8" draw:text-style-name="P9" draw:layer="layout" svg:x1="25.2cm" svg:y1="30.7cm" svg:x2="27.05cm" svg:y2="28cm" draw:start-shape="id22" draw:start-glue-point="0" draw:end-shape="id26" draw:end-glue-point="2" svg:d="M25200 30700v-1350h1850v-1350" svg:viewBox="0 0 1851 2701">
          <text:p/>
        </draw:connector>
        <draw:connector draw:style-name="gr8" draw:text-style-name="P9" draw:layer="layout" svg:x1="25.2cm" svg:y1="30.7cm" svg:x2="23.5cm" svg:y2="28cm" draw:start-shape="id22" draw:start-glue-point="0" draw:end-shape="id27" draw:end-glue-point="2" svg:d="M25200 30700v-1350h-1700v-1350" svg:viewBox="0 0 1701 2701">
          <text:p/>
        </draw:connector>
        <draw:connector draw:style-name="gr8" draw:text-style-name="P9" draw:layer="layout" svg:x1="23.5cm" svg:y1="27.1cm" svg:x2="18.25cm" svg:y2="31.4cm" draw:start-shape="id27" draw:start-glue-point="0" draw:end-shape="id25" draw:end-glue-point="0" svg:d="M23500 27100v-501h-5250v4801" svg:viewBox="0 0 5251 4802">
          <text:p/>
        </draw:connector>
        <draw:connector draw:style-name="gr8" draw:text-style-name="P9" draw:layer="layout" svg:x1="27.05cm" svg:y1="27.1cm" svg:x2="18.25cm" svg:y2="31.4cm" draw:start-shape="id26" draw:start-glue-point="0" draw:end-shape="id25" svg:d="M27050 27100v-501h-8800v4801" svg:viewBox="0 0 8801 4802">
          <text:p/>
        </draw:connector>
        <draw:custom-shape draw:style-name="gr18" draw:text-style-name="P10" xml:id="id29" draw:id="id29" draw:layer="layout" svg:width="7cm" svg:height="1.1cm" svg:x="5.3cm" svg:y="27cm">
          <text:p text:style-name="P1">Lenguaje de control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19.6cm" svg:y1="27.55cm" svg:x2="12.3cm" svg:y2="27.55cm" draw:start-shape="id28" draw:start-glue-point="3" draw:end-shape="id29" draw:end-glue-point="1" svg:d="M19600 27550h-7300" svg:viewBox="0 0 7301 1">
          <text:p/>
        </draw:connector>
        <draw:custom-shape draw:style-name="gr18" draw:text-style-name="P10" xml:id="id31" draw:id="id31" draw:layer="layout" svg:width="7cm" svg:height="1.1cm" svg:x="5.3cm" svg:y="15.9cm">
          <text:p text:style-name="P1">Lenguaje de control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19.6cm" svg:y1="16.45cm" svg:x2="12.3cm" svg:y2="16.45cm" draw:start-shape="id30" draw:start-glue-point="3" draw:end-shape="id31" draw:end-glue-point="1" svg:d="M19600 16450h-7300" svg:viewBox="0 0 7301 1">
          <text:p/>
        </draw:connector>
        <draw:custom-shape draw:style-name="gr19" draw:text-style-name="P10" xml:id="id33" draw:id="id33" draw:layer="layout" svg:width="9.2cm" svg:height="1.1cm" svg:x="3.1cm" svg:y="10.3cm">
          <text:p text:style-name="P1">Lenguaje de control principal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19.7cm" svg:y1="10.85cm" svg:x2="12.3cm" svg:y2="10.85cm" draw:start-shape="id32" draw:start-glue-point="3" draw:end-shape="id33" svg:d="M19700 10850h-7400" svg:viewBox="0 0 7401 1">
          <text:p/>
        </draw:connector>
        <draw:custom-shape draw:style-name="gr20" draw:text-style-name="P1" draw:layer="layout" svg:width="3.6cm" svg:height="1.5cm" svg:x="23.1cm" svg:y="41.2cm">
          <text:p text:style-name="P1">fracmento</text:p>
          <draw:enhanced-geometry svg:viewBox="0 0 21600 21600" draw:type="rectangle" draw:enhanced-path="M 0 0 L 21600 0 21600 21600 0 21600 0 0 Z N"/>
        </draw:custom-shape>
        <draw:frame draw:style-name="gr21" draw:text-style-name="P2" draw:layer="layout" svg:width="5.4cm" svg:height="1cm" svg:x="15.5cm" svg:y="39.2cm">
          <draw:text-box>
            <text:p>Script externo</text:p>
          </draw:text-box>
        </draw:frame>
        <draw:custom-shape draw:style-name="gr20" draw:text-style-name="P1" draw:layer="layout" svg:width="3.6cm" svg:height="1.5cm" svg:x="19.2cm" svg:y="41.2cm">
          <text:p text:style-name="P1">fracmento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6cm" svg:height="1.5cm" svg:x="15.1cm" svg:y="41.2cm">
          <text:p text:style-name="P1">fracmento</text:p>
          <draw:enhanced-geometry svg:viewBox="0 0 21600 21600" draw:type="rectangle" draw:enhanced-path="M 0 0 L 21600 0 21600 21600 0 21600 0 0 Z N"/>
        </draw:custom-shape>
        <draw:custom-shape draw:style-name="gr17" draw:text-style-name="P1" xml:id="id10" draw:id="id10" draw:layer="layout" svg:width="12.8cm" svg:height="5.5cm" svg:x="42.7cm" svg:y="6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6cm" svg:height="1.5cm" svg:x="51.4cm" svg:y="8.3cm">
          <text:p text:style-name="P1">fracmento</text:p>
          <draw:enhanced-geometry svg:viewBox="0 0 21600 21600" draw:type="rectangle" draw:enhanced-path="M 0 0 L 21600 0 21600 21600 0 21600 0 0 Z N"/>
        </draw:custom-shape>
        <draw:frame draw:style-name="gr21" draw:text-style-name="P2" draw:layer="layout" svg:width="5.4cm" svg:height="1cm" svg:x="43.8cm" svg:y="6.3cm">
          <draw:text-box>
            <text:p>Script externo</text:p>
          </draw:text-box>
        </draw:frame>
        <draw:custom-shape draw:style-name="gr20" draw:text-style-name="P1" draw:layer="layout" svg:width="3.6cm" svg:height="1.5cm" svg:x="47.5cm" svg:y="8.3cm">
          <text:p text:style-name="P1">fracmento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6cm" svg:height="1.5cm" svg:x="43.4cm" svg:y="8.3cm">
          <text:p text:style-name="P1">fracment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5T21:20:21.393858657</meta:creation-date>
    <dc:date>2017-01-05T21:53:20.309202560</dc:date>
    <meta:editing-duration>PT11M45S</meta:editing-duration>
    <meta:editing-cycles>3</meta:editing-cycles>
    <meta:generator>LibreOffice/5.2.3.3$Linux_x86 LibreOffice_project/d54a8868f08a7b39642414cf2c8ef2f228f780cf</meta:generator>
    <meta:document-statistic meta:object-count="78"/>
  </office:meta>
</office:document-meta>
</file>